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4da" officeooo:paragraph-rsid="001cf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n this task I set up Eclipse and installed the jautodoc plugin. <text:s/>I then wrote a hello world and learned how to use jautodoc. <text:s/>Auto generating the Javadocs was much easier than writing them from scra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28:26.966000000</meta:creation-date>
    <dc:date>2016-02-21T21:32:54.543000000</dc:date>
    <meta:editing-duration>P0D</meta:editing-duration>
    <meta:editing-cycles>1</meta:editing-cycles>
    <meta:document-statistic meta:table-count="0" meta:image-count="0" meta:object-count="0" meta:page-count="1" meta:paragraph-count="1" meta:word-count="36" meta:character-count="204" meta:non-whitespace-character-count="166"/>
    <meta:generator>LibreOffice/4.2.6.3$Windows_x86 LibreOffice_project/3fd416d4c6db7d3204c17ce57a1d70f6e531ee21</meta:generator>
  </office:meta>
</office:document-meta>
</file>